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142d5" officeooo:paragraph-rsid="001142d5"/>
    </style:style>
    <style:style style:name="P2" style:family="paragraph" style:parent-style-name="Standard">
      <style:paragraph-properties fo:margin-top="0.4cm" fo:margin-bottom="0cm" style:contextual-spacing="false"/>
      <style:text-properties officeooo:rsid="00159908" officeooo:paragraph-rsid="00159908"/>
    </style:style>
    <style:style style:name="P3" style:family="paragraph" style:parent-style-name="Standard">
      <style:paragraph-properties fo:margin-top="0.4cm" fo:margin-bottom="0cm" style:contextual-spacing="false"/>
      <style:text-properties officeooo:rsid="001ecb18" officeooo:paragraph-rsid="001fe018"/>
    </style:style>
    <style:style style:name="P4" style:family="paragraph" style:parent-style-name="Standard">
      <style:paragraph-properties fo:margin-top="0.4cm" fo:margin-bottom="0cm" style:contextual-spacing="false"/>
      <style:text-properties officeooo:rsid="001fe018" officeooo:paragraph-rsid="001fe018"/>
    </style:style>
    <style:style style:name="P5" style:family="paragraph" style:parent-style-name="Standard">
      <style:paragraph-properties fo:margin-top="0.4cm" fo:margin-bottom="0cm" style:contextual-spacing="false"/>
      <style:text-properties officeooo:rsid="00101cdf" officeooo:paragraph-rsid="0027fdbd"/>
    </style:style>
    <style:style style:name="P6" style:family="paragraph" style:parent-style-name="Standard">
      <style:paragraph-properties fo:margin-top="0.4cm" fo:margin-bottom="0cm" style:contextual-spacing="false"/>
      <style:text-properties officeooo:rsid="001febd8" officeooo:paragraph-rsid="001febd8"/>
    </style:style>
    <style:style style:name="P7" style:family="paragraph" style:parent-style-name="Standard">
      <style:paragraph-properties fo:margin-top="0.4cm" fo:margin-bottom="0cm" style:contextual-spacing="false"/>
      <style:text-properties officeooo:rsid="002b78b0" officeooo:paragraph-rsid="002b78b0"/>
    </style:style>
    <style:style style:name="P8" style:family="paragraph" style:parent-style-name="Preformatted_20_Text" style:master-page-name="">
      <loext:graphic-properties draw:fill="none"/>
      <style:paragraph-properties fo:margin-left="2.499cm" fo:margin-right="4.001cm" fo:margin-top="0.4cm" fo:margin-bottom="0cm" style:contextual-spacing="false" fo:text-align="justify" style:justify-single-word="false" fo:text-indent="0cm" style:auto-text-indent="false" style:page-number="auto" fo:background-color="transparent"/>
      <style:text-properties officeooo:paragraph-rsid="00383183"/>
    </style:style>
    <style:style style:name="P9" style:family="paragraph" style:parent-style-name="Preformatted_20_Text" style:master-page-name="">
      <loext:graphic-properties draw:fill="none"/>
      <style:paragraph-properties fo:margin-left="2.401cm" fo:margin-right="3.799cm" fo:margin-top="0.4cm" fo:margin-bottom="0cm" style:contextual-spacing="false" fo:text-align="justify" style:justify-single-word="false" fo:text-indent="0cm" style:auto-text-indent="false" style:page-number="auto" fo:background-color="transparent"/>
      <style:text-properties officeooo:paragraph-rsid="0038eae0"/>
    </style:style>
    <style:style style:name="P10" style:family="paragraph" style:parent-style-name="Standard">
      <style:paragraph-properties fo:margin-top="0.4cm" fo:margin-bottom="0cm" style:contextual-spacing="false"/>
      <style:text-properties officeooo:rsid="00383183" officeooo:paragraph-rsid="00383183"/>
    </style:style>
    <style:style style:name="P11" style:family="paragraph" style:parent-style-name="Standard">
      <style:paragraph-properties fo:margin-top="0.4cm" fo:margin-bottom="0cm" style:contextual-spacing="false"/>
      <style:text-properties officeooo:rsid="0038eae0" officeooo:paragraph-rsid="0038eae0"/>
    </style:style>
    <style:style style:name="P12" style:family="paragraph" style:parent-style-name="Standard">
      <loext:graphic-properties draw:fill="none"/>
      <style:paragraph-properties fo:margin-left="0cm" fo:margin-right="0cm" fo:margin-top="0.4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officeooo:rsid="003bb9de" officeooo:paragraph-rsid="003bb9de" style:font-size-asian="10.5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margin-top="0.4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officeooo:rsid="0042c0d0" officeooo:paragraph-rsid="0042c0d0" style:font-size-asian="10.5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margin-top="0.4cm" fo:margin-bottom="0cm" style:contextual-spacing="false" fo:text-align="justify" style:justify-single-word="false" fo:text-indent="0cm" style:auto-text-indent="false" fo:background-color="transparent"/>
      <style:text-properties style:font-name="Liberation Serif" fo:font-size="12pt" officeooo:rsid="003aae85" officeooo:paragraph-rsid="003aae85" style:font-size-asian="10.5pt" style:font-size-complex="12pt"/>
    </style:style>
    <style:style style:name="P15" style:family="paragraph" style:parent-style-name="Standard">
      <style:paragraph-properties fo:margin-top="0.4cm" fo:margin-bottom="0cm" style:contextual-spacing="false"/>
      <style:text-properties officeooo:paragraph-rsid="00326a67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2518"/>
    </style:style>
    <style:style style:name="T2" style:family="text">
      <style:text-properties officeooo:rsid="0012b270"/>
    </style:style>
    <style:style style:name="T3" style:family="text">
      <style:text-properties officeooo:rsid="00139fdb"/>
    </style:style>
    <style:style style:name="T4" style:family="text">
      <style:text-properties officeooo:rsid="00178e6b"/>
    </style:style>
    <style:style style:name="T5" style:family="text">
      <style:text-properties officeooo:rsid="00182570"/>
    </style:style>
    <style:style style:name="T6" style:family="text">
      <style:text-properties officeooo:rsid="0019e1d5"/>
    </style:style>
    <style:style style:name="T7" style:family="text">
      <style:text-properties officeooo:rsid="001bb8a1"/>
    </style:style>
    <style:style style:name="T8" style:family="text">
      <style:text-properties officeooo:rsid="001d4a42"/>
    </style:style>
    <style:style style:name="T9" style:family="text">
      <style:text-properties officeooo:rsid="001fe018"/>
    </style:style>
    <style:style style:name="T10" style:family="text">
      <style:text-properties officeooo:rsid="001febd8"/>
    </style:style>
    <style:style style:name="T11" style:family="text">
      <style:text-properties officeooo:rsid="0021339d"/>
    </style:style>
    <style:style style:name="T12" style:family="text">
      <style:text-properties officeooo:rsid="00230a72"/>
    </style:style>
    <style:style style:name="T13" style:family="text">
      <style:text-properties officeooo:rsid="00249fc1"/>
    </style:style>
    <style:style style:name="T14" style:family="text">
      <style:text-properties officeooo:rsid="00266363"/>
    </style:style>
    <style:style style:name="T15" style:family="text">
      <style:text-properties officeooo:rsid="0027fdbd"/>
    </style:style>
    <style:style style:name="T16" style:family="text">
      <style:text-properties officeooo:rsid="00281024"/>
    </style:style>
    <style:style style:name="T17" style:family="text">
      <style:text-properties officeooo:rsid="0028e8f1"/>
    </style:style>
    <style:style style:name="T18" style:family="text">
      <style:text-properties officeooo:rsid="002a1ff8"/>
    </style:style>
    <style:style style:name="T19" style:family="text">
      <style:text-properties officeooo:rsid="002ce543"/>
    </style:style>
    <style:style style:name="T20" style:family="text">
      <style:text-properties officeooo:rsid="003080d4"/>
    </style:style>
    <style:style style:name="T21" style:family="text">
      <style:text-properties officeooo:rsid="00316740"/>
    </style:style>
    <style:style style:name="T22" style:family="text">
      <style:text-properties officeooo:rsid="00326a67"/>
    </style:style>
    <style:style style:name="T23" style:family="text">
      <style:text-properties officeooo:rsid="00339bdb"/>
    </style:style>
    <style:style style:name="T24" style:family="text">
      <style:text-properties officeooo:rsid="0034a0b3"/>
    </style:style>
    <style:style style:name="T25" style:family="text">
      <style:text-properties officeooo:rsid="0036768e"/>
    </style:style>
    <style:style style:name="T26" style:family="text">
      <style:text-properties officeooo:rsid="0036b7a0"/>
    </style:style>
    <style:style style:name="T27" style:family="text">
      <style:text-properties officeooo:rsid="003743dd"/>
    </style:style>
    <style:style style:name="T28" style:family="text">
      <style:text-properties officeooo:rsid="00383183"/>
    </style:style>
    <style:style style:name="T29" style:family="text">
      <style:text-properties officeooo:rsid="0038cab2"/>
    </style:style>
    <style:style style:name="T30" style:family="text">
      <style:text-properties officeooo:rsid="003b60c9"/>
    </style:style>
    <style:style style:name="T31" style:family="text">
      <style:text-properties officeooo:rsid="003d72ff"/>
    </style:style>
    <style:style style:name="T32" style:family="text">
      <style:text-properties officeooo:rsid="003e5304"/>
    </style:style>
    <style:style style:name="T33" style:family="text">
      <style:text-properties officeooo:rsid="003f3d9d"/>
    </style:style>
    <style:style style:name="T34" style:family="text">
      <style:text-properties officeooo:rsid="00441609"/>
    </style:style>
    <style:style style:name="T35" style:family="text">
      <style:text-properties officeooo:rsid="0044e2f9"/>
    </style:style>
    <style:style style:name="T36" style:family="text">
      <style:text-properties officeooo:rsid="0046aa34"/>
    </style:style>
    <style:style style:name="T37" style:family="text">
      <style:text-properties officeooo:rsid="0048421a"/>
    </style:style>
    <style:style style:name="T38" style:family="text">
      <style:text-properties style:font-name="Liberation Mono" fo:font-size="10pt" officeooo:rsid="0038eae0" style:font-size-asian="10pt" style:font-size-complex="10pt"/>
    </style:style>
    <style:style style:name="T39" style:family="text">
      <style:text-properties officeooo:rsid="0049a7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The <text:span text:style-name="T22">H</text:span><text:span text:style-name="T2">istoric </text:span>Mac <text:span text:style-name="T22">S</text:span>eries of <text:span text:style-name="T22">M</text:span>edical, <text:span text:style-name="T22">E</text:span>ducational <text:span text:style-name="T22">C</text:span>omputer <text:span text:style-name="T22">S</text:span>imulations, and their <text:span text:style-name="T22">D</text:span>igital <text:span text:style-name="T22">L</text:span>egacy</text:h>
      <text:p text:style-name="P5"><text:span text:style-name="T3">T</text:span>hese pages <text:span text:style-name="T3">recall</text:span> the pioneering collaboration between a Canadian <text:span text:style-name="T14">(</text:span>McMaster<text:note text:id="ftn1" text:note-class="footnote"><text:note-citation>1</text:note-citation><text:note-body><text:p text:style-name="P1"><text:span text:style-name="T37">Mc</text:span>Master University Medical School, Hamilton, Ontario, Canada</text:p></text:note-body></text:note><text:span text:style-name="T14">)</text:span>, and a UK <text:span text:style-name="T14">(</text:span>St. Bartholomew’s<text:note text:id="ftn2" text:note-class="footnote"><text:note-citation>2</text:note-citation><text:note-body><text:p text:style-name="P1">The Medical College of St Bartholomew’s Hospital, London, UK</text:p></text:note-body></text:note><text:span text:style-name="T14">)</text:span> medical school in developing computer simulation models for medical education, <text:span text:style-name="T18">long </text:span><text:span text:style-name="T8">before personal computers existed.</text:span><text:span text:style-name="T1"> </text:span><text:span text:style-name="T17">Here, we not only document the models in detail</text:span><text:span text:style-name="T1">, </text:span><text:span text:style-name="T8">we </text:span><text:span text:style-name="T17">also </text:span><text:span text:style-name="T3">provide viewers with </text:span><text:span text:style-name="T17">the</text:span><text:span text:style-name="T3"> opportunity to </text:span><text:span text:style-name="T17">use</text:span><text:span text:style-name="T3"> the models </text:span><text:span text:style-name="T8">first hand</text:span><text:span text:style-name="T3"> within the browser.</text:span></text:p>
      <text:p text:style-name="P2"><text:span text:style-name="T7">Undergraduate medical education started at McMaster in the fall of 1969. </text:span><text:span text:style-name="T4"><text:s/>The core of the </text:span><text:span text:style-name="T7">new </text:span><text:span text:style-name="T4">academic clinical faculty consisted </text:span><text:span text:style-name="T18">to a large extent</text:span><text:span text:style-name="T4"> of young, </text:span><text:span text:style-name="T35">frustrated</text:span><text:span text:style-name="T18"> </text:span><text:span text:style-name="T6">runaways</text:span><text:span text:style-name="T4"> from established medical faculties in the British </text:span><text:span text:style-name="T5">National Health Service. </text:span><text:span text:style-name="T6">The gradually evolving </text:span><text:span text:style-name="T14">McMaster </text:span><text:span text:style-name="T6">curriculum emphasized “self-directed, problem-based learning”, </text:span><text:span text:style-name="T7">and frowned on traditional lectures and </text:span><text:span text:style-name="T13">rote </text:span><text:span text:style-name="T7">memorization. Moran Campbell, the McMaster chairman of internal medicine invited an extremely </text:span><text:span text:style-name="T9">creative </text:span><text:span text:style-name="T8">British </text:span><text:span text:style-name="T7">colleague – </text:span><text:span text:style-name="T8">John Dickinson -</text:span><text:span text:style-name="T7"> for </text:span><text:span text:style-name="T36">a</text:span><text:span text:style-name="T7"> sabbatical year </text:span><text:span text:style-name="T19">(1970/1)</text:span><text:span text:style-name="T7">, to help design challenging stimuli for problem based learning.</text:span></text:p>
      <text:p text:style-name="P3">For John Dickinson, understanding applied patho-<text:span text:style-name="T9">biology</text:span> was <text:span text:style-name="T15">a</text:span> key <text:span text:style-name="T15">competence for future physicians</text:span>. <text:span text:style-name="T15">Practising</text:span><text:span text:style-name="T9"> on</text:span> dynamic models of circulation, respiration, acid-base regulation, and so on <text:span text:style-name="T9">should</text:span> <text:span text:style-name="T9">prepare </text:span><text:span text:style-name="T11">students</text:span><text:span text:style-name="T9"> better for dealing</text:span> <text:span text:style-name="T9">with the physical problems of sick patients.</text:span></text:p>
      <text:p text:style-name="P4">MACMAN became the first of the mac-series of educational computer simulations. It <text:span text:style-name="T10">models the behaviour of the human vascular system under </text:span><text:span text:style-name="T15">various</text:span><text:span text:style-name="T10"> conditions, provid</text:span><text:span text:style-name="T18">ing</text:span><text:span text:style-name="T10"> </text:span><text:span text:style-name="T18">users</text:span><text:span text:style-name="T10"> with different symptoms and </text:span><text:span text:style-name="T35">other </text:span><text:span text:style-name="T10">clinical </text:span><text:span text:style-name="T13">data,</text:span><text:span text:style-name="T10"> requiring interpretation, and therapeutic </text:span><text:span text:style-name="T35">options</text:span><text:span text:style-name="T10">. MACMAN was programmed in FORTRAN, </text:span><text:span text:style-name="T18">and ran</text:span><text:span text:style-name="T10"> on the IBM 1130 computer of the epidemiology department. </text:span><text:span text:style-name="T12">John was joined by</text:span><text:span text:style-name="T10"> colleagues and a student </text:span><text:span text:style-name="T12">in the subsequent development of </text:span><text:span text:style-name="T10">MACPUF, MACPEE, and MACDOPE.</text:span></text:p>
      <text:p text:style-name="P6">As John Dickinson <text:span text:style-name="T13">was appointed</text:span> chairman of medicine <text:span text:style-name="T12">at</text:span><text:span text:style-name="T11"> St Bartholomew’s Hospital in London, the centre of further development and professionalization of the mac-series moved with him. The advent of personal computers facilitated the dissemination of the mac-series, though </text:span><text:span text:style-name="T16">the</text:span><text:span text:style-name="T21">ir</text:span><text:span text:style-name="T16"> prevailing </text:span><text:span text:style-name="T35">archaic</text:span><text:span text:style-name="T12"> user-interface proved to be a barrier for wider acceptance by students.</text:span></text:p>
      <text:p text:style-name="P7">Except for training in endoscopy and minimally invasive surgery, computer models today play a very small role in medical education. <text:span text:style-name="T20">The mac-series of ‘medical, educational computer simulations” fell into oblivion – a missed opportunity.</text:span></text:p>
      <text:p text:style-name="P15"><text:span text:style-name="T25">From</text:span><text:span text:style-name="T22"> the dawn of </text:span><text:span text:style-name="T24">civilization </text:span><text:span text:style-name="T25">on</text:span><text:span text:style-name="T24">,</text:span><text:span text:style-name="T22"> complex competenc</text:span><text:span text:style-name="T32">ies</text:span><text:span text:style-name="T22"> were trans</text:span><text:span text:style-name="T24">mitted</text:span><text:span text:style-name="T22"> by a coordinated combination of direct instruction, and supervised practice followed by corrective feedback. </text:span><text:span text:style-name="T27">Both</text:span><text:span text:style-name="T22"> ‘in-vivo’, and ‘in-vitro’ practice </text:span><text:span text:style-name="T35">tasks</text:span><text:span text:style-name="T22"> w</text:span><text:span text:style-name="T35">ere</text:span><text:span text:style-name="T22"> employed. The former </text:span><text:span text:style-name="T35">are</text:span><text:span text:style-name="T23"> more authentic, but raise ethical issues, </text:span><text:span text:style-name="T28">while</text:span><text:span text:style-name="T23"> the latter tend to be more </text:span><text:span text:style-name="T26">readily</text:span><text:span text:style-name="T23"> available, and carr</text:span><text:span text:style-name="T35">y</text:span><text:span text:style-name="T23"> lower risk</text:span><text:span text:style-name="T35">s</text:span><text:span text:style-name="T23">.</text:span></text:p>
      <text:p text:style-name="P10">Video games, based on realistic computer models, c<text:span text:style-name="T37">an</text:span> provide unlimited opportunities for ‘in-vitro’ practice. Similarly, social games c<text:span text:style-name="T36">an</text:span> be developed to practice interpersonal competenc<text:span text:style-name="T32">ies.</text:span></text:p>
      <text:p text:style-name="P10">The cost-effectivess of computer simulators to train pilots is attested by <text:span text:style-name="T29">by the fact that:</text:span></text:p>
      <text:p text:style-name="P8"><text:soft-page-break/><text:span text:style-name="T28">Flight simulator market size </text:span>reached USD 6.90 Billion in 2021 and is expected to register a Compound Annual Growth Rate (CAGR) of 6.7% during the forecast period, according to latest analysis by Emergen Research. <text:span text:style-name="T29">(Bloomberg, 3 January 2023)</text:span></text:p>
      <text:p text:style-name="P11">In a similar vein, user acceptance of the video game paradigm by young adults is supported by:</text:p>
      <text:p text:style-name="P9"><text:span text:style-name="T38">The global gaming market size is </text:span>anticipated to reach USD 504.29 billion by 2030, exhibiting a CAGR of 10.2% during the forecast period, according to a new report published by Grand View Research, <text:span text:style-name="T37">(Bloomberg, 8 Aug. 2023)</text:span></text:p>
      <text:p text:style-name="P14">These data suggest <text:span text:style-name="T30">that catching up with the so far missed opportunities </text:span><text:span text:style-name="T39">by </text:span><text:span text:style-name="T30">systematically developing and introducing practice simulators for medical education could result in achieving significant gains of both effectiveness, and cost-effectiveness of medical education.</text:span></text:p>
      <text:p text:style-name="P12">To be effective, the scope of practice simulators would have to cover the whole <text:span text:style-name="T36">gamut</text:span><text:span text:style-name="T34"> of undergraduate-, postgraduate-,</text:span> <text:span text:style-name="T34">and continuing medical education.</text:span> Their content would have to be <text:span text:style-name="T36">both</text:span> scientifically solid, and didactically sound. <text:span text:style-name="T39">Developing</text:span> such a library would require a herculean effort exceeding the <text:span text:style-name="T33">capacity</text:span> of an<text:span text:style-name="T34">y</text:span> <text:span text:style-name="T34">one </text:span>individual medical school. Only a large national, or even better international collaboration <text:span text:style-name="T34">c</text:span><text:span text:style-name="T31">ould fill the bill.</text:span></text:p>
      <text:p text:style-name="P13">McMaster has taken some steps into this direction with its <text:a xlink:type="simple" xlink:href="https://simulation.mcmaster.ca/index.html" text:style-name="Internet_20_link" text:visited-style-name="Visited_20_Internet_20_Link">Centre for Simulation-Based Learning (CSBL)</text:a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00:51.620614676</meta:creation-date>
    <dc:date>2023-09-12T09:43:48.312355463</dc:date>
    <meta:editing-duration>PT7H50M43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665" meta:character-count="4601" meta:non-whitespace-character-count="3950"/>
  </office:meta>
</office:document-meta>
</file>